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language="en" fo:country="US" fo:font-weight="bold" officeooo:rsid="0019361e" officeooo:paragraph-rsid="0019361e" style:font-weight-asian="bold" style:font-weight-complex="bold"/>
    </style:style>
    <style:style style:name="P2" style:family="paragraph" style:parent-style-name="Standard">
      <style:paragraph-properties fo:text-align="center" style:justify-single-word="false"/>
      <style:text-properties fo:language="en" fo:country="US" fo:font-weight="bold" officeooo:rsid="0019361e" officeooo:paragraph-rsid="0019361e" style:font-weight-asian="bold" style:font-weight-complex="bold"/>
    </style:style>
    <style:style style:name="P3" style:family="paragraph" style:parent-style-name="Standard">
      <style:paragraph-properties fo:text-align="start" style:justify-single-word="false"/>
      <style:text-properties fo:language="en" fo:country="US" fo:font-weight="bold" officeooo:rsid="002286f7" officeooo:paragraph-rsid="002286f7" style:font-weight-asian="bold" style:font-weight-complex="bold"/>
    </style:style>
    <style:style style:name="P4" style:family="paragraph" style:parent-style-name="Standard">
      <style:paragraph-properties fo:text-align="center" style:justify-single-word="false"/>
      <style:text-properties fo:language="en" fo:country="US" officeooo:rsid="0019361e" officeooo:paragraph-rsid="0019361e"/>
    </style:style>
    <style:style style:name="P5" style:family="paragraph" style:parent-style-name="Standard">
      <style:text-properties fo:language="en" fo:country="US" officeooo:rsid="0019361e" officeooo:paragraph-rsid="0019361e"/>
    </style:style>
    <style:style style:name="P6" style:family="paragraph" style:parent-style-name="Standard">
      <style:paragraph-properties fo:text-align="start" style:justify-single-word="false"/>
      <style:text-properties fo:language="en" fo:country="US" officeooo:rsid="0019361e" officeooo:paragraph-rsid="00200e80"/>
    </style:style>
    <style:style style:name="P7" style:family="paragraph" style:parent-style-name="Standard">
      <style:paragraph-properties fo:text-align="start" style:justify-single-word="false"/>
      <style:text-properties fo:language="en" fo:country="US" fo:font-weight="normal" officeooo:rsid="002286f7" officeooo:paragraph-rsid="002286f7" style:font-weight-asian="normal" style:font-weight-complex="normal"/>
    </style:style>
    <style:style style:name="P8" style:family="paragraph" style:parent-style-name="Standard">
      <style:paragraph-properties fo:text-align="start" style:justify-single-word="false"/>
      <style:text-properties fo:language="en" fo:country="US" fo:font-weight="normal" officeooo:rsid="002286f7" officeooo:paragraph-rsid="00256c05" style:font-weight-asian="normal" style:font-weight-complex="normal"/>
    </style:style>
    <style:style style:name="P9" style:family="paragraph" style:parent-style-name="Standard">
      <style:paragraph-properties fo:text-align="center" style:justify-single-word="false"/>
      <style:text-properties fo:language="en" fo:country="US" fo:font-weight="normal" officeooo:rsid="002286f7" officeooo:paragraph-rsid="00256c05" style:font-weight-asian="normal" style:font-weight-complex="normal"/>
    </style:style>
    <style:style style:name="P10" style:family="paragraph" style:parent-style-name="Standard">
      <style:paragraph-properties fo:text-align="start" style:justify-single-word="false"/>
      <style:text-properties fo:language="en" fo:country="US" fo:font-weight="normal" officeooo:rsid="00256c05" officeooo:paragraph-rsid="00256c05" style:font-weight-asian="normal" style:font-weight-complex="normal"/>
    </style:style>
    <style:style style:name="P11" style:family="paragraph" style:parent-style-name="Standard">
      <style:paragraph-properties fo:text-align="start" style:justify-single-word="false"/>
      <style:text-properties fo:language="en" fo:country="US" fo:font-weight="normal" officeooo:rsid="00256c05" officeooo:paragraph-rsid="0026e3ea" style:font-weight-asian="normal" style:font-weight-complex="normal"/>
    </style:style>
    <style:style style:name="P12" style:family="paragraph" style:parent-style-name="Standard">
      <style:paragraph-properties fo:text-align="start" style:justify-single-word="false"/>
      <style:text-properties fo:language="en" fo:country="US" fo:font-weight="normal" officeooo:rsid="0026e3ea" officeooo:paragraph-rsid="0026e3ea" style:font-weight-asian="normal" style:font-weight-complex="normal"/>
    </style:style>
    <style:style style:name="P13" style:family="paragraph" style:parent-style-name="Footer">
      <style:paragraph-properties fo:text-align="end" style:justify-single-word="false"/>
      <style:text-properties officeooo:rsid="00303b55" officeooo:paragraph-rsid="00303b55"/>
    </style:style>
    <style:style style:name="P14" style:family="paragraph" style:parent-style-name="Standard">
      <style:paragraph-properties fo:text-align="start" style:justify-single-word="false"/>
      <style:text-properties officeooo:paragraph-rsid="0026e3ea"/>
    </style:style>
    <style:style style:name="P15" style:family="paragraph" style:parent-style-name="Standard">
      <style:paragraph-properties fo:text-align="start" style:justify-single-word="false"/>
      <style:text-properties officeooo:paragraph-rsid="00486993"/>
    </style:style>
    <style:style style:name="P16" style:family="paragraph" style:parent-style-name="Standard">
      <style:paragraph-properties fo:text-align="start" style:justify-single-word="false"/>
      <style:text-properties officeooo:paragraph-rsid="00345022"/>
    </style:style>
    <style:style style:name="P17" style:family="paragraph" style:parent-style-name="Standard">
      <style:paragraph-properties fo:text-align="start" style:justify-single-word="false"/>
      <style:text-properties officeooo:rsid="002a7c15" officeooo:paragraph-rsid="002a7c15"/>
    </style:style>
    <style:style style:name="P18" style:family="paragraph" style:parent-style-name="Standard">
      <style:paragraph-properties fo:text-align="start" style:justify-single-word="false"/>
      <style:text-properties officeooo:rsid="00370979" officeooo:paragraph-rsid="00370979"/>
    </style:style>
    <style:style style:name="P19" style:family="paragraph" style:parent-style-name="Standard">
      <style:paragraph-properties fo:text-align="start" style:justify-single-word="false"/>
      <style:text-properties officeooo:rsid="00370979" officeooo:paragraph-rsid="0038a5e8"/>
    </style:style>
    <style:style style:name="P20" style:family="paragraph" style:parent-style-name="Standard">
      <style:paragraph-properties fo:text-align="start" style:justify-single-word="false"/>
      <style:text-properties officeooo:rsid="0039a3ea" officeooo:paragraph-rsid="0039a3ea"/>
    </style:style>
    <style:style style:name="P21" style:family="paragraph" style:parent-style-name="Standard">
      <style:paragraph-properties fo:text-align="start" style:justify-single-word="false"/>
      <style:text-properties fo:font-weight="normal" officeooo:rsid="003b7e3c" officeooo:paragraph-rsid="003b7e3c" style:font-weight-asian="normal" style:font-weight-complex="normal"/>
    </style:style>
    <style:style style:name="P22" style:family="paragraph" style:parent-style-name="Standard">
      <style:paragraph-properties fo:text-align="center" style:justify-single-word="false"/>
      <style:text-properties fo:font-weight="bold" officeooo:rsid="002f782d" officeooo:paragraph-rsid="002f782d" style:font-weight-asian="bold" style:font-weight-complex="bold"/>
    </style:style>
    <style:style style:name="P23" style:family="paragraph" style:parent-style-name="Standard">
      <style:paragraph-properties fo:text-align="start" style:justify-single-word="false"/>
      <style:text-properties fo:font-weight="bold" officeooo:rsid="00449e3b" officeooo:paragraph-rsid="00449e3b" style:font-weight-asian="bold" style:font-weight-complex="bold"/>
    </style:style>
    <style:style style:name="P24" style:family="paragraph" style:parent-style-name="Standard">
      <style:paragraph-properties fo:text-align="center" style:justify-single-word="false"/>
      <style:text-properties fo:language="en" fo:country="US" fo:font-weight="bold" officeooo:rsid="00237c5b" officeooo:paragraph-rsid="00256c05" style:font-weight-asian="bold" style:font-weight-complex="bold"/>
    </style:style>
    <style:style style:name="P25" style:family="paragraph" style:parent-style-name="Standard">
      <style:paragraph-properties fo:text-align="start" style:justify-single-word="false"/>
      <style:text-properties fo:language="en" fo:country="US" fo:font-weight="bold" officeooo:rsid="0038a5e8" officeooo:paragraph-rsid="0038a5e8" style:font-weight-asian="bold" style:font-weight-complex="bold"/>
    </style:style>
    <style:style style:name="P26" style:family="paragraph" style:parent-style-name="Standard" style:list-style-name="L1">
      <style:paragraph-properties fo:text-align="start" style:justify-single-word="false"/>
      <style:text-properties fo:language="en" fo:country="US" fo:font-weight="bold" officeooo:rsid="004475e0" officeooo:paragraph-rsid="004475e0" style:font-weight-asian="bold" style:font-weight-complex="bold"/>
    </style:style>
    <style:style style:name="P27" style:family="paragraph" style:parent-style-name="Standard" style:list-style-name="L1">
      <style:paragraph-properties fo:text-align="start" style:justify-single-word="false"/>
      <style:text-properties fo:language="en" fo:country="US" fo:font-weight="bold" officeooo:rsid="004f48f7" officeooo:paragraph-rsid="004f48f7" style:font-weight-asian="bold" style:font-weight-complex="bold"/>
    </style:style>
    <style:style style:name="P28" style:family="paragraph" style:parent-style-name="Standard" style:list-style-name="L3">
      <style:paragraph-properties fo:text-align="start" style:justify-single-word="false"/>
      <style:text-properties fo:language="en" fo:country="US" fo:font-weight="normal" officeooo:rsid="003d2c43" officeooo:paragraph-rsid="003d2c43" style:font-weight-asian="normal" style:font-weight-complex="normal"/>
    </style:style>
    <style:style style:name="P29" style:family="paragraph" style:parent-style-name="Standard" style:list-style-name="L1">
      <style:text-properties fo:language="en" fo:country="US"/>
    </style:style>
    <style:style style:name="P30" style:family="paragraph" style:parent-style-name="Standard" style:list-style-name="L1">
      <style:paragraph-properties fo:text-align="start" style:justify-single-word="false"/>
      <style:text-properties officeooo:paragraph-rsid="002a7c15"/>
    </style:style>
    <style:style style:name="P31" style:family="paragraph" style:parent-style-name="Standard" style:list-style-name="L1">
      <style:paragraph-properties fo:text-align="start" style:justify-single-word="false"/>
      <style:text-properties officeooo:paragraph-rsid="0028cc2c"/>
    </style:style>
    <style:style style:name="P32" style:family="paragraph" style:parent-style-name="Standard" style:list-style-name="L1">
      <style:paragraph-properties fo:text-align="start" style:justify-single-word="false"/>
      <style:text-properties officeooo:paragraph-rsid="00486993"/>
    </style:style>
    <style:style style:name="P33" style:family="paragraph" style:parent-style-name="Standard" style:list-style-name="L1">
      <style:paragraph-properties fo:text-align="start" style:justify-single-word="false"/>
      <style:text-properties officeooo:paragraph-rsid="0026e3ea"/>
    </style:style>
    <style:style style:name="P34" style:family="paragraph" style:parent-style-name="Standard" style:list-style-name="L4">
      <style:paragraph-properties fo:text-align="start" style:justify-single-word="false"/>
      <style:text-properties officeooo:paragraph-rsid="00449e3b"/>
    </style:style>
    <style:style style:name="P35" style:family="paragraph" style:parent-style-name="Standard" style:list-style-name="L1">
      <style:paragraph-properties fo:text-align="start" style:justify-single-word="false"/>
      <style:text-properties officeooo:rsid="002a7c15" officeooo:paragraph-rsid="002a7c15"/>
    </style:style>
    <style:style style:name="P36" style:family="paragraph" style:parent-style-name="Standard" style:list-style-name="L2">
      <style:paragraph-properties fo:text-align="start" style:justify-single-word="false"/>
      <style:text-properties officeooo:rsid="002d7ec5" officeooo:paragraph-rsid="002d7ec5"/>
    </style:style>
    <style:style style:name="P37" style:family="paragraph" style:parent-style-name="Standard" style:list-style-name="L2"/>
    <style:style style:name="P38" style:family="paragraph" style:parent-style-name="Standard" style:list-style-name="L2">
      <style:paragraph-properties fo:text-align="start" style:justify-single-word="false"/>
      <style:text-properties officeooo:rsid="002f782d" officeooo:paragraph-rsid="002f782d"/>
    </style:style>
    <style:style style:name="P39" style:family="paragraph" style:parent-style-name="Standard" style:list-style-name="L3">
      <style:paragraph-properties fo:text-align="start" style:justify-single-word="false"/>
      <style:text-properties officeooo:rsid="003d2c43" officeooo:paragraph-rsid="003d2c43"/>
    </style:style>
    <style:style style:name="P40" style:family="paragraph" style:parent-style-name="Standard" style:list-style-name="L1">
      <style:paragraph-properties fo:text-align="start" style:justify-single-word="false"/>
      <style:text-properties fo:font-weight="normal" officeooo:rsid="004475e0" officeooo:paragraph-rsid="004475e0" style:font-weight-asian="normal" style:font-weight-complex="normal"/>
    </style:style>
    <style:style style:name="P41" style:family="paragraph" style:parent-style-name="Standard">
      <style:paragraph-properties fo:text-align="start" style:justify-single-word="false"/>
      <style:text-properties fo:font-weight="normal" officeooo:rsid="00449e3b" officeooo:paragraph-rsid="00449e3b" style:font-weight-asian="normal" style:font-weight-complex="normal"/>
    </style:style>
    <style:style style:name="P42" style:family="paragraph" style:parent-style-name="Standard" style:list-style-name="L1">
      <style:paragraph-properties fo:text-align="start" style:justify-single-word="false"/>
      <style:text-properties fo:font-weight="bold" officeooo:rsid="004475e0" officeooo:paragraph-rsid="004475e0" style:font-weight-asian="bold" style:font-weight-complex="bold"/>
    </style:style>
    <style:style style:name="P43" style:family="paragraph" style:parent-style-name="Standard" style:list-style-name="L1">
      <style:paragraph-properties fo:text-align="start" style:justify-single-word="false"/>
      <style:text-properties fo:font-weight="bold" officeooo:rsid="00449e3b" officeooo:paragraph-rsid="00521d9d" style:font-weight-asian="bold" style:font-weight-complex="bold"/>
    </style:style>
    <style:style style:name="P44" style:family="paragraph" style:parent-style-name="Standard">
      <style:paragraph-properties fo:text-align="center" style:justify-single-word="false"/>
      <style:text-properties fo:font-weight="bold" officeooo:rsid="003b7e3c" officeooo:paragraph-rsid="005509d6" style:font-weight-asian="bold" style:font-weight-complex="bold"/>
    </style:style>
    <style:style style:name="P45" style:family="paragraph" style:parent-style-name="Standard" style:list-style-name="L4">
      <style:paragraph-properties fo:text-align="start" style:justify-single-word="false"/>
      <style:text-properties officeooo:rsid="00521d9d" officeooo:paragraph-rsid="00521d9d"/>
    </style:style>
    <style:style style:name="P46" style:family="paragraph" style:parent-style-name="Standard" style:list-style-name="L4">
      <style:paragraph-properties fo:text-align="start" style:justify-single-word="false"/>
      <style:text-properties officeooo:rsid="0053f60a" officeooo:paragraph-rsid="0053f60a"/>
    </style:style>
    <style:style style:name="P47" style:family="paragraph" style:parent-style-name="Standard">
      <style:paragraph-properties fo:text-align="center" style:justify-single-word="false"/>
      <style:text-properties officeooo:rsid="0044c40e" officeooo:paragraph-rsid="005509d6"/>
    </style:style>
    <style:style style:name="P48" style:family="paragraph" style:parent-style-name="Standard">
      <style:paragraph-properties fo:text-align="start" style:justify-single-word="false"/>
      <style:text-properties officeooo:rsid="00370979" officeooo:paragraph-rsid="0038a5e8"/>
    </style:style>
    <style:style style:name="P49" style:family="paragraph" style:parent-style-name="Standard">
      <style:paragraph-properties fo:text-align="start" style:justify-single-word="false"/>
      <style:text-properties officeooo:rsid="0039a3ea" officeooo:paragraph-rsid="0039a3ea"/>
    </style:style>
    <style:style style:name="T1" style:family="text">
      <style:text-properties officeooo:rsid="001e6ed3"/>
    </style:style>
    <style:style style:name="T2" style:family="text">
      <style:text-properties style:text-position="super 58%" officeooo:rsid="001e6ed3"/>
    </style:style>
    <style:style style:name="T3" style:family="text">
      <style:text-properties style:text-position="super 58%" fo:language="en" fo:country="US" fo:font-weight="normal" officeooo:rsid="0048dee9" style:font-weight-asian="normal" style:font-weight-complex="normal"/>
    </style:style>
    <style:style style:name="T4" style:family="text">
      <style:text-properties officeooo:rsid="002048df"/>
    </style:style>
    <style:style style:name="T5" style:family="text">
      <style:text-properties officeooo:rsid="002196f5"/>
    </style:style>
    <style:style style:name="T6" style:family="text">
      <style:text-properties officeooo:rsid="002286f7"/>
    </style:style>
    <style:style style:name="T7" style:family="text">
      <style:text-properties officeooo:rsid="00237c5b"/>
    </style:style>
    <style:style style:name="T8" style:family="text">
      <style:text-properties fo:font-weight="bold" style:font-weight-asian="bold" style:font-weight-complex="bold"/>
    </style:style>
    <style:style style:name="T9" style:family="text">
      <style:text-properties fo:font-weight="bold" officeooo:rsid="00237c5b" style:font-weight-asian="bold" style:font-weight-complex="bold"/>
    </style:style>
    <style:style style:name="T10" style:family="text">
      <style:text-properties fo:font-weight="bold" officeooo:rsid="00256c05" style:font-weight-asian="bold" style:font-weight-complex="bold"/>
    </style:style>
    <style:style style:name="T11" style:family="text">
      <style:text-properties fo:font-weight="bold" officeooo:rsid="0026e3ea" style:font-weight-asian="bold" style:font-weight-complex="bold"/>
    </style:style>
    <style:style style:name="T12" style:family="text">
      <style:text-properties officeooo:rsid="00256c05"/>
    </style:style>
    <style:style style:name="T13" style:family="text">
      <style:text-properties officeooo:rsid="0026e3ea"/>
    </style:style>
    <style:style style:name="T14" style:family="text">
      <style:text-properties fo:language="en" fo:country="US"/>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officeooo:rsid="0026e3ea" style:font-weight-asian="normal" style:font-weight-complex="normal"/>
    </style:style>
    <style:style style:name="T17" style:family="text">
      <style:text-properties fo:language="en" fo:country="US" fo:font-weight="normal" officeooo:rsid="0028cc2c" style:font-weight-asian="normal" style:font-weight-complex="normal"/>
    </style:style>
    <style:style style:name="T18" style:family="text">
      <style:text-properties fo:language="en" fo:country="US" fo:font-weight="normal" officeooo:rsid="002bbe3b" style:font-weight-asian="normal" style:font-weight-complex="normal"/>
    </style:style>
    <style:style style:name="T19" style:family="text">
      <style:text-properties fo:language="en" fo:country="US" fo:font-weight="normal" officeooo:rsid="002d7ec5" style:font-weight-asian="normal" style:font-weight-complex="normal"/>
    </style:style>
    <style:style style:name="T20" style:family="text">
      <style:text-properties fo:language="en" fo:country="US" fo:font-weight="normal" officeooo:rsid="002f782d" style:font-weight-asian="normal" style:font-weight-complex="normal"/>
    </style:style>
    <style:style style:name="T21" style:family="text">
      <style:text-properties fo:language="en" fo:country="US" fo:font-weight="normal" officeooo:rsid="00303b55" style:font-weight-asian="normal" style:font-weight-complex="normal"/>
    </style:style>
    <style:style style:name="T22" style:family="text">
      <style:text-properties fo:language="en" fo:country="US" fo:font-weight="normal" officeooo:rsid="00353b12" style:font-weight-asian="normal" style:font-weight-complex="normal"/>
    </style:style>
    <style:style style:name="T23" style:family="text">
      <style:text-properties fo:language="en" fo:country="US" fo:font-weight="normal" officeooo:rsid="00345022" style:font-weight-asian="normal" style:font-weight-complex="normal"/>
    </style:style>
    <style:style style:name="T24" style:family="text">
      <style:text-properties fo:language="en" fo:country="US" fo:font-weight="normal" officeooo:rsid="003b7e3c" style:font-weight-asian="normal" style:font-weight-complex="normal"/>
    </style:style>
    <style:style style:name="T25" style:family="text">
      <style:text-properties fo:language="en" fo:country="US" fo:font-weight="normal" officeooo:rsid="003d2c43" style:font-weight-asian="normal" style:font-weight-complex="normal"/>
    </style:style>
    <style:style style:name="T26" style:family="text">
      <style:text-properties fo:language="en" fo:country="US" fo:font-weight="normal" officeooo:rsid="0048dee9" style:font-weight-asian="normal" style:font-weight-complex="normal"/>
    </style:style>
    <style:style style:name="T27" style:family="text">
      <style:text-properties fo:language="en" fo:country="US" fo:font-weight="normal" officeooo:rsid="004a5107" style:font-weight-asian="normal" style:font-weight-complex="normal"/>
    </style:style>
    <style:style style:name="T28" style:family="text">
      <style:text-properties fo:language="en" fo:country="US" fo:font-weight="bold" style:font-weight-asian="bold" style:font-weight-complex="bold"/>
    </style:style>
    <style:style style:name="T29" style:family="text">
      <style:text-properties fo:language="en" fo:country="US" fo:font-weight="bold" officeooo:rsid="0028cc2c" style:font-weight-asian="bold" style:font-weight-complex="bold"/>
    </style:style>
    <style:style style:name="T30" style:family="text">
      <style:text-properties fo:language="en" fo:country="US" fo:font-weight="bold" officeooo:rsid="002d7ec5" style:font-weight-asian="bold" style:font-weight-complex="bold"/>
    </style:style>
    <style:style style:name="T31" style:family="text">
      <style:text-properties fo:language="en" fo:country="US" fo:font-weight="bold" officeooo:rsid="0038a5e8" style:font-weight-asian="bold" style:font-weight-complex="bold"/>
    </style:style>
    <style:style style:name="T32" style:family="text">
      <style:text-properties fo:language="en" fo:country="US" fo:font-weight="bold" officeooo:rsid="003d2c43" style:font-weight-asian="bold" style:font-weight-complex="bold"/>
    </style:style>
    <style:style style:name="T33" style:family="text">
      <style:text-properties fo:language="en" fo:country="US" fo:font-weight="bold" officeooo:rsid="00486993" style:font-weight-asian="bold" style:font-weight-complex="bold"/>
    </style:style>
    <style:style style:name="T34" style:family="text">
      <style:text-properties fo:language="en" fo:country="US" fo:font-weight="bold" officeooo:rsid="004f48f7" style:font-weight-asian="bold" style:font-weight-complex="bold"/>
    </style:style>
    <style:style style:name="T35" style:family="text">
      <style:text-properties fo:language="en" fo:country="US" fo:font-weight="bold" officeooo:rsid="005509d6" style:font-weight-asian="bold" style:font-weight-complex="bold"/>
    </style:style>
    <style:style style:name="T36" style:family="text">
      <style:text-properties fo:language="en" fo:country="US" officeooo:rsid="00353b12"/>
    </style:style>
    <style:style style:name="T37" style:family="text">
      <style:text-properties fo:language="en" fo:country="US" officeooo:rsid="002d7ec5"/>
    </style:style>
    <style:style style:name="T38" style:family="text">
      <style:text-properties fo:language="en" fo:country="US" officeooo:rsid="00303b55"/>
    </style:style>
    <style:style style:name="T39" style:family="text">
      <style:text-properties fo:language="en" fo:country="US" officeooo:rsid="0028cc2c"/>
    </style:style>
    <style:style style:name="T40" style:family="text">
      <style:text-properties fo:language="en" fo:country="US" officeooo:rsid="00449e3b"/>
    </style:style>
    <style:style style:name="T41" style:family="text">
      <style:text-properties fo:language="en" fo:country="US" officeooo:rsid="004f48f7"/>
    </style:style>
    <style:style style:name="T42" style:family="text">
      <style:text-properties fo:language="en" fo:country="US" officeooo:rsid="0050fc64"/>
    </style:style>
    <style:style style:name="T43" style:family="text">
      <style:text-properties fo:language="en" fo:country="US" officeooo:rsid="00521d9d"/>
    </style:style>
    <style:style style:name="T44" style:family="text">
      <style:text-properties fo:language="en" fo:country="US" officeooo:rsid="0053f60a"/>
    </style:style>
    <style:style style:name="T45" style:family="text">
      <style:text-properties fo:language="en" fo:country="US" officeooo:rsid="005509d6"/>
    </style:style>
    <style:style style:name="T46" style:family="text">
      <style:text-properties officeooo:rsid="002bbe3b"/>
    </style:style>
    <style:style style:name="T47" style:family="text">
      <style:text-properties officeooo:rsid="004f48f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struction lines will be 16 bits long - &gt; 1 byte for instruction, 1 byte for instruction data.</text:p>
      <text:p text:style-name="P5"/>
      <text:p text:style-name="P2">00 000 000 0000 0000</text:p>
      <text:p text:style-name="P4"><text:s text:c="4741"/></text:p>
      <text:p text:style-name="P6"><text:tab/>The two first bits are <text:span text:style-name="T4">to </text:span>specify the kind of instruction that the CPU have to execute. <text:span text:style-name="T1">From bit 3th to 8</text:span><text:span text:style-name="T2">th </text:span><text:span text:style-name="T1">of the instruction byte, is the instruction body and its structure will depends on the actual instruction. The data byte will be use to move, store, and insert those values. It can represent either data --on numbers or characters--, pointers to memory, or instructions. </text:span></text:p>
      <text:p text:style-name="P6"><text:tab/><text:span text:style-name="T5">Each kind of instruction will have a different structur</text:span><text:span text:style-name="T6">e</text:span><text:span text:style-name="T5">; but, the standard form is </text:span><text:span text:style-name="T13">2 </text:span><text:span text:style-name="T5">bits for instruction, 3 for reg, and 3 for parameter, </text:span><text:span text:style-name="T6">the other byte is for data used in the instruction line</text:span></text:p>
      <text:p text:style-name="P6"/>
      <text:p text:style-name="P3">Arithmetic:</text:p>
      <text:p text:style-name="P7"><text:s/><text:span text:style-name="T12">T</text:span>here is a specific register use<text:span text:style-name="T13">d</text:span> as “output” of the operation. <text:span text:style-name="T7">Y</text:span>ou can move “from”, but not “to” it.</text:p>
      <text:p text:style-name="P7"/>
      <text:p text:style-name="P7"><text:tab/><text:span text:style-name="T9">Syntax:</text:span></text:p>
      <text:p text:style-name="P24"><text:tab/></text:p>
      <text:p text:style-name="P9"><text:span text:style-name="T9">00 00 </text:span><text:span text:style-name="T10">0</text:span><text:span text:style-name="T9">00 0 0 0 000 000 </text:span></text:p>
      <text:p text:style-name="P8"><text:span text:style-name="T9"/></text:p>
      <text:p text:style-name="P10"><text:span text:style-name="T9"><text:tab/></text:span><text:span text:style-name="T8">00 &gt;&gt; </text:span>Instruction: Arithmetic</text:p>
      <text:p text:style-name="P10"><text:tab/><text:span text:style-name="T8">00 &gt;&gt;</text:span> Operation type</text:p>
      <text:p text:style-name="P10"><text:tab/><text:span text:style-name="T8">00</text:span><text:span text:style-name="T11">0</text:span><text:span text:style-name="T8">0 &gt;&gt; </text:span><text:span text:style-name="T46">Options</text:span></text:p>
      <text:p text:style-name="P10"><text:tab/><text:span text:style-name="T8">0 &gt;&gt; </text:span>Neg input B</text:p>
      <text:p text:style-name="P10"><text:tab/><text:span text:style-name="T8">000</text:span> <text:span text:style-name="T8">&gt;&gt; </text:span>Reg input B</text:p>
      <text:p text:style-name="P10"><text:tab/><text:span text:style-name="T8">0 &gt;&gt;</text:span> Neg input A</text:p>
      <text:p text:style-name="P10"><text:tab/><text:span text:style-name="T8">000 &gt;&gt; </text:span>Reg input A</text:p>
      <text:p text:style-name="P10"/>
      <text:p text:style-name="P12">There is 4 operation types:</text:p>
      <text:list text:style-name="L1">
        <text:list-item>
          <text:p text:style-name="P30"><text:span text:style-name="T17">Add Operation: </text:span><text:span text:style-name="T29">00 → </text:span></text:p>
          <text:p text:style-name="P35"><text:span text:style-name="T17">U</text:span><text:span text:style-name="T15">sing a full adder, you can add the two inputs regs. There is one output: the <text:s/>result, and three flags: ZERO, NEGATIVE, </text:span><text:span text:style-name="T19">and</text:span><text:span text:style-name="T15"> OVERFLOW. </text:span><text:span text:style-name="T18">As the adding operation doesn’t have more options, three of the four bits using for options, will be used as direction of output reg. </text:span><text:span text:style-name="T19">If you want to use the default ALU output reg, you just have to </text:span><text:span text:style-name="T30">True </text:span><text:span text:style-name="T19">the last instruction bit. </text:span></text:p>
        </text:list-item>
      </text:list>
      <text:p text:style-name="P17"><text:span text:style-name="T19"/></text:p>
      <text:p text:style-name="P22"><text:span text:style-name="T37">0</text:span><text:span text:style-name="T14">0 </text:span><text:span text:style-name="T38">00 </text:span><text:span text:style-name="T14">000 0 0 0 000 000</text:span></text:p>
      <text:p text:style-name="Standard"><text:span text:style-name="T14"/></text:p>
      <text:list xml:id="list105025149701022" text:continue-numbering="true" text:style-name="L1">
        <text:list-header>
          <text:p text:style-name="P29">Example:</text:p>
        </text:list-header>
      </text:list>
      <text:list text:style-name="L2">
        <text:list-item>
          <text:p text:style-name="P37"><text:span text:style-name="T14">00 00 010 0 0 110 0 010 = Arithmetic/add: store, on register 2, the value of register 6 plus the value on register 2.</text:span></text:p>
        </text:list-item>
        <text:list-item>
          <text:p text:style-name="P36"><text:span text:style-name="T15">00 </text:span><text:span text:style-name="T21">00 </text:span><text:span text:style-name="T15">001 0 1 011 0 100 = Arithmetic/</text:span><text:span text:style-name="T21">add</text:span><text:span text:style-name="T15">: store, on register 1, the negative value of register <text:s/>3 plus </text:span><text:span text:style-name="T20">the value on </text:span><text:span text:style-name="T15">register 4.</text:span></text:p>
        </text:list-item>
        <text:list-item>
          <text:p text:style-name="P36"><text:span text:style-name="T15">00 </text:span><text:span text:style-name="T21">00 </text:span><text:span text:style-name="T15">000 1 0 000 0 101 = Arithm</text:span><text:span text:style-name="T20">e</text:span><text:span text:style-name="T15">tic/</text:span><text:span text:style-name="T21">add</text:span><text:span text:style-name="T15">: store, on default, the value </text:span><text:span text:style-name="T20">on </text:span><text:span text:style-name="T15">input plus </text:span><text:span text:style-name="T20">the value on register 5.</text:span></text:p>
        </text:list-item>
        <text:list-item>
          <text:p text:style-name="P38"><text:span text:style-name="T15">00 </text:span><text:span text:style-name="T21">00 </text:span><text:span text:style-name="T15">000 0 1 111 1 000 = Arithmetic/</text:span><text:span text:style-name="T21">add</text:span><text:span text:style-name="T15">: store, on output, the negative value on register 7 plus the negative value on of input. </text:span></text:p>
        </text:list-item>
      </text:list>
      <text:list xml:id="list105025190347254" text:continue-list="list105025149701022" text:style-name="L1">
        <text:list-header>
          <text:p text:style-name="P35"><text:span text:style-name="T18"/></text:p>
        </text:list-header>
        <text:list-item>
          <text:p text:style-name="P31"><text:span text:style-name="T16">Logic operation: </text:span><text:span text:style-name="T29">01 </text:span><text:span text:style-name="T17">→ </text:span></text:p>
        </text:list-item>
      </text:list>
      <text:p text:style-name="P16"><text:span text:style-name="T23"><text:tab/></text:span><text:span text:style-name="T22">You can chose the specific operation with the Options bits. The result will be store on the <text:tab/>ALU output reg. </text:span><text:span text:style-name="T24">There is a bit to negate the output; </text:span><text:span text:style-name="T25">if this bit is used on </text:span><text:span text:style-name="T32">111, </text:span><text:span text:style-name="T25">then will give </text:span><text:soft-page-break/><text:span text:style-name="T25">as result input B.</text:span></text:p>
      <text:p text:style-name="P44"><text:span text:style-name="T36">0</text:span><text:span text:style-name="T14">0 01 0</text:span><text:span text:style-name="T45">0</text:span><text:span text:style-name="T14">0 00 0 000 000</text:span></text:p>
      <text:p text:style-name="P18"><text:span text:style-name="T22"><text:tab/>O</text:span><text:span text:style-name="T15">perations:</text:span></text:p>
      <text:p text:style-name="P19"><text:span text:style-name="T15"><text:tab/></text:span><text:span text:style-name="T35">00 &gt;&gt; OR</text:span></text:p>
      <text:p text:style-name="P19"><text:span text:style-name="T35"><text:tab/>01 &gt;&gt; AND</text:span></text:p>
      <text:p text:style-name="P19"><text:span text:style-name="T35"><text:tab/>10 &gt;&gt; XOR</text:span></text:p>
      <text:p text:style-name="P19"><text:span text:style-name="T35"><text:tab/>00 &gt;&gt; NOT</text:span></text:p>
      <text:p text:style-name="P20"><text:span text:style-name="T31"><text:tab/></text:span></text:p>
      <text:p text:style-name="P20"><text:span text:style-name="T31"/></text:p>
      <text:p text:style-name="P21"><text:span text:style-name="T14"><text:tab/>Example:</text:span></text:p>
      <text:list text:style-name="L3">
        <text:list-item>
          <text:p text:style-name="P39"><text:span text:style-name="T24">0</text:span><text:span text:style-name="T15">0 01 000 0 0 110 1 000 = Arithmetic/logic: OR value on reg 6 and negative value on input.</text:span></text:p>
        </text:list-item>
        <text:list-item>
          <text:p text:style-name="P28">00 01 101 0 0 001 0 111 = Arithmetic/logic: NOT value on reg 1.</text:p>
        </text:list-item>
        <text:list-item>
          <text:p text:style-name="P28">00 01 100 1 1 000 1 101 = Arithmetic/logic: OR and negate the negative value on input and negative value on reg 5.</text:p>
        </text:list-item>
        <text:list-item>
          <text:p text:style-name="P28">00 01 111 0 0 000 0 000 = Value on input.</text:p>
        </text:list-item>
      </text:list>
      <text:p text:style-name="P25"><text:tab/></text:p>
      <text:list text:continue-list="list105025190347254" text:style-name="L1">
        <text:list-item>
          <text:p text:style-name="P32"><text:span text:style-name="T16">Shift Operation: </text:span><text:span text:style-name="T29">10 →</text:span></text:p>
        </text:list-item>
      </text:list>
      <text:p text:style-name="P15"><text:span text:style-name="T29"><text:tab/></text:span><text:span text:style-name="T26">In the shifting operation you can choose which operation you want to execute by using the <text:tab/>5</text:span><text:span text:style-name="T3">th</text:span><text:span text:style-name="T26"> and 6</text:span><text:span text:style-name="T3">th</text:span><text:span text:style-name="T26"> bits. The </text:span><text:span text:style-name="T27">data information is used as direction of the input register and output <text:tab/>register; also, you have an extra bit in each register to neg the values.</text:span></text:p>
      <text:p text:style-name="P14"><text:span text:style-name="T29"><text:tab/></text:span></text:p>
      <text:p text:style-name="P47"><text:span text:style-name="T29">0</text:span><text:span text:style-name="T28">0 </text:span><text:span text:style-name="T33">10</text:span><text:span text:style-name="T28"> 000 </text:span><text:span text:style-name="T34">0 </text:span><text:span text:style-name="T28">0 0 000 000</text:span></text:p>
      <text:p text:style-name="P14"><text:span text:style-name="T29"/></text:p>
      <text:list xml:id="list105023718909266" text:continue-numbering="true" text:style-name="L1">
        <text:list-header>
          <text:p text:style-name="P40"><text:span text:style-name="T39">O</text:span><text:span text:style-name="T14">perations:</text:span></text:p>
          <text:p text:style-name="P26"><text:span text:style-name="T47">0</text:span> &gt;&gt; Shift Left</text:p>
          <text:p text:style-name="P42"><text:span text:style-name="T45">1</text:span><text:span text:style-name="T14"> &gt;&gt; Shift </text:span><text:span text:style-name="T40">Right</text:span></text:p>
          <text:p text:style-name="P43"><text:span text:style-name="T40"/></text:p>
        </text:list-header>
      </text:list>
      <text:p text:style-name="P41"><text:span text:style-name="T14"><text:tab/></text:span><text:span text:style-name="T42">Examples:</text:span></text:p>
      <text:list text:style-name="L4">
        <text:list-item>
          <text:p text:style-name="P34"><text:span text:style-name="T42">00 10 000 0 1 101 0 000 = </text:span><text:span text:style-name="T43">Arithmetic/shifting: logic shift to the left of neg value on reg 5 into output.</text:span></text:p>
        </text:list-item>
        <text:list-item>
          <text:p text:style-name="P45"><text:span text:style-name="T14">00 10 111 1 0 000 </text:span><text:span text:style-name="T44">1 101 = Arithmetic/shifting: just rotate, rotate value on input into reg 5 and negate it.</text:span></text:p>
        </text:list-item>
        <text:list-item>
          <text:p text:style-name="P46"><text:span text:style-name="T44">0</text:span><text:span text:style-name="T14">0 10 011 1 1 110 0 110 = Arithmetic/shifting: arithmetic shift to the right the negative value in reg </text:span></text:p>
        </text:list-item>
      </text:list>
      <text:p text:style-name="P23"><text:span text:style-name="T14"/></text:p>
      <text:list text:continue-list="list105023718909266" text:style-name="L1">
        <text:list-item>
          <text:p text:style-name="P33"><text:span text:style-name="T17">Condition Operation: </text:span><text:span text:style-name="T29">11 → </text:span></text:p>
        </text:list-item>
      </text:list>
      <text:p text:style-name="P12"/>
      <text:p text:style-name="P1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language="en" fo:country="US" fo:font-weight="bold" officeooo:rsid="0019361e" officeooo:paragraph-rsid="0019361e" style:font-weight-asian="bold" style:font-weight-complex="bold"/>
    </style:style>
    <style:style style:name="MP2" style:family="paragraph" style:parent-style-name="Footer">
      <style:paragraph-properties fo:text-align="end" style:justify-single-word="false"/>
      <style:text-properties officeooo:rsid="00303b55" officeooo:paragraph-rsid="00303b5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lOX CPU MC Design</text:p>
      </style:header>
      <style:footer>
        <text:p text:style-name="MP2">Leyva <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4-12-17T00:43:07.201505489</dc:date>
    <meta:editing-duration>PT2H18M45S</meta:editing-duration>
    <meta:editing-cycles>16</meta:editing-cycles>
    <meta:document-statistic meta:table-count="0" meta:image-count="0" meta:object-count="0" meta:page-count="2" meta:paragraph-count="58" meta:word-count="676" meta:character-count="8008" meta:non-whitespace-character-count="2627"/>
  </office:meta>
</office:document-meta>
</file>